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draw:stroke="non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4" draw:name="Título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Ejemplo de diagrama de clases</text:span><text:span text:style-name="a382" text:class-names=""/></text:p>
          </draw:text-box>
          <svg:title/>
          <svg:desc/>
        </draw:frame>
      </draw:page>
      <draw:page draw:name="Slide2" draw:style-name="a385" draw:master-page-name="Master1-Layout7-blank-En-blanco" presentation:presentation-page-layout-name="Master1-PPL7" draw:id="Slide-257">
        <draw:frame draw:id="id64" draw:style-name="a386" draw:name="Imagen 2" svg:x="4.34072in" svg:y="3.82307in" svg:width="1.02386in" svg:height="1.49155in" style:rel-width="scale" style:rel-height="scale">
          <draw:image xlink:href="media/image1.png" xlink:type="simple" xlink:show="embed" xlink:actuate="onLoad"/>
          <svg:title/>
          <svg:desc>Tabla

Descripción generada automáticamente</svg:desc>
        </draw:frame>
      </draw:page>
      <draw:page draw:name="Slide3" draw:style-name="a387" draw:master-page-name="Master1-Layout7-blank-En-blanco" presentation:presentation-page-layout-name="Master1-PPL7" draw:id="Slide-258">
        <draw:frame draw:id="id65" draw:style-name="a388" draw:name="Imagen 2" svg:x="2.7231in" svg:y="3.8125in" svg:width="4.52926in" svg:height="3.33735in" style:rel-width="scale" style:rel-height="scale">
          <draw:image xlink:href="media/image2.png" xlink:type="simple" xlink:show="embed" xlink:actuate="onLoad"/>
          <svg:title/>
          <svg:desc>Diagrama

Descripción generada automáticamente</svg:desc>
        </draw:frame>
      </draw:page>
      <draw:page draw:name="Slide4" draw:style-name="a389" draw:master-page-name="Master1-Layout7-blank-En-blanco" presentation:presentation-page-layout-name="Master1-PPL7" draw:id="Slide-259">
        <draw:frame draw:id="id66" draw:style-name="a390" draw:name="Imagen 2" svg:x="2.76477in" svg:y="3.8125in" svg:width="6.73438in" svg:height="3.27485in" style:rel-width="scale" style:rel-height="scale">
          <draw:image xlink:href="media/image3.png" xlink:type="simple" xlink:show="embed" xlink:actuate="onLoad"/>
          <svg:title/>
          <svg:desc>Diagrama

Descripción generada automáticamente</svg:desc>
        </draw:frame>
      </draw:page>
      <draw:page draw:name="Slide5" draw:style-name="a391" draw:master-page-name="Master1-Layout7-blank-En-blanco" presentation:presentation-page-layout-name="Master1-PPL7" draw:id="Slide-260">
        <draw:frame draw:id="id67" draw:style-name="a392" draw:name="Imagen 2" svg:x="2.76477in" svg:y="3.8125in" svg:width="8.30208in" svg:height="3.36538in" style:rel-width="scale" style:rel-height="scale">
          <draw:image xlink:href="media/image4.png" xlink:type="simple" xlink:show="embed" xlink:actuate="onLoad"/>
          <svg:title/>
          <svg:desc>Diagrama

Descripción generada automáticamente</svg:desc>
        </draw:frame>
      </draw:page>
      <draw:page draw:name="Slide6" draw:style-name="a393" draw:master-page-name="Master1-Layout7-blank-En-blanco" presentation:presentation-page-layout-name="Master1-PPL7" draw:id="Slide-261">
        <draw:frame draw:id="id68" draw:style-name="a394" draw:name="Imagen 2" svg:x="0.85937in" svg:y="3.8125in" svg:width="10.20748in" svg:height="3.36538in" style:rel-width="scale" style:rel-height="scale">
          <draw:image xlink:href="media/image5.png" xlink:type="simple" xlink:show="embed" xlink:actuate="onLoad"/>
          <svg:title/>
          <svg:desc>Diagrama

Descripción generada automáticamente</svg:desc>
        </draw:frame>
      </draw:page>
      <draw:page draw:name="Slide7" draw:style-name="a395" draw:master-page-name="Master1-Layout7-blank-En-blanco" presentation:presentation-page-layout-name="Master1-PPL7" draw:id="Slide-262">
        <draw:frame draw:id="id69" draw:style-name="a396" draw:name="Imagen 2" svg:x="0.85649in" svg:y="2.14583in" svg:width="11.32868in" svg:height="5.11458in" style:rel-width="scale" style:rel-height="scale">
          <draw:image xlink:href="media/image6.png" xlink:type="simple" xlink:show="embed" xlink:actuate="onLoad"/>
          <svg:title/>
          <svg:desc>Diagrama

Descripción generada automáticamente</svg:desc>
        </draw:frame>
      </draw:page>
      <draw:page draw:name="Slide8" draw:style-name="a397" draw:master-page-name="Master1-Layout7-blank-En-blanco" presentation:presentation-page-layout-name="Master1-PPL7" draw:id="Slide-263">
        <draw:frame draw:id="id70" draw:style-name="a398" draw:name="Imagen 5" svg:x="0.52275in" svg:y="2.30208in" svg:width="12.3835in" svg:height="4.63542in" style:rel-width="scale" style:rel-height="scale">
          <draw:image xlink:href="media/image7.png" xlink:type="simple" xlink:show="embed" xlink:actuate="onLoad"/>
          <svg:title/>
          <svg:desc>Diagrama

Descripción generada automáticamente</svg:desc>
        </draw:frame>
      </draw:page>
      <draw:page draw:name="Slide9" draw:style-name="a399" draw:master-page-name="Master1-Layout7-blank-En-blanco" presentation:presentation-page-layout-name="Master1-PPL7" draw:id="Slide-264">
        <draw:frame draw:id="id71" draw:style-name="a400" draw:name="Imagen 3" svg:x="0.51042in" svg:y="0.76042in" svg:width="12.38816in" svg:height="6.18288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jemplo de diagrama de clases</dc:title>
    <meta:initial-creator>Mario Delgado Picazo</meta:initial-creator>
    <dc:creator>Mario Delgado Picazo</dc:creator>
    <meta:creation-date>2023-11-27T08:54:19Z</meta:creation-date>
    <dc:date>2023-11-27T09:08:43Z</dc:date>
    <meta:editing-cycles>1</meta:editing-cycles>
    <meta:editing-duration>PT864S</meta:editing-duration>
    <meta:document-statistic meta:paragraph-count="1" meta:word-count="5"/>
  </office:meta>
</office:document-meta>
</file>